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A5"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6"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6f3dfa"/>
    </style:style>
    <style:style style:name="P5"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6"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7"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0"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644652" officeooo:paragraph-rsid="02644652"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96d2e"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c40b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2696d2e" officeooo:paragraph-rsid="026f3dfa"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696d2e" officeooo:paragraph-rsid="02696d2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6d4459" officeooo:paragraph-rsid="026d4459"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728e80" officeooo:paragraph-rsid="02728e80"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officeooo:rsid="02644652" officeooo:paragraph-rsid="02644652" style:font-size-asian="12pt" style:font-size-complex="12pt"/>
    </style:style>
    <style:style style:name="P26" style:family="paragraph" style:parent-style-name="Table_20_Contents">
      <style:paragraph-properties fo:text-align="center" style:justify-single-word="false"/>
      <style:text-properties style:font-name="FreeSans1" fo:font-size="12pt" officeooo:rsid="02644652" officeooo:paragraph-rsid="026f3dfa" style:font-size-asian="12pt" style:font-size-complex="12pt"/>
    </style:style>
    <style:style style:name="P27" style:family="paragraph" style:parent-style-name="Table_20_Contents">
      <style:paragraph-properties fo:text-align="center" style:justify-single-word="false"/>
      <style:text-properties style:font-name="FreeSans1" fo:font-size="12pt" officeooo:rsid="0265e2c4" officeooo:paragraph-rsid="0265e2c4" style:font-size-asian="12pt" style:font-size-complex="12pt"/>
    </style:style>
    <style:style style:name="P28" style:family="paragraph" style:parent-style-name="Table_20_Contents">
      <style:paragraph-properties fo:text-align="center" style:justify-single-word="false"/>
      <style:text-properties style:font-name="FreeSans1" fo:font-size="12pt" officeooo:rsid="0265e2c4" officeooo:paragraph-rsid="0271cf0e" style:font-size-asian="12pt" style:font-size-complex="12pt"/>
    </style:style>
    <style:style style:name="P29"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30"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31"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1" fo:font-size="12pt" fo:font-weight="normal" officeooo:rsid="025cfde2" officeooo:paragraph-rsid="027a058b"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1" fo:font-size="12pt" fo:font-weight="normal" officeooo:rsid="025efb5d" officeooo:paragraph-rsid="025efb5d"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1" fo:font-size="12pt" fo:font-weight="normal" officeooo:rsid="02605ccf" officeooo:paragraph-rsid="02605ccf" style:font-size-asian="12pt" style:font-weight-asian="normal" style:font-size-complex="12pt" style:font-weight-complex="normal"/>
    </style:style>
    <style:style style:name="P35" style:family="paragraph" style:parent-style-name="Footer">
      <style:text-properties fo:font-size="2pt" style:font-size-asian="1.75pt" style:font-size-complex="2pt"/>
    </style:style>
    <style:style style:name="P36"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37"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38"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39" style:family="paragraph" style:parent-style-name="Standard">
      <style:paragraph-properties fo:line-height="115%"/>
      <style:text-properties style:font-name="FreeSans1" fo:font-size="14pt" fo:letter-spacing="0.0138in" officeooo:rsid="006d64d7" officeooo:paragraph-rsid="006d64d7" style:font-size-asian="14pt" style:font-size-complex="14pt"/>
    </style:style>
    <style:style style:name="P40"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41"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50"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52"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53"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54"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5"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6" style:family="paragraph" style:parent-style-name="Standard">
      <style:paragraph-properties fo:line-height="200%" fo:text-align="center" style:justify-single-word="false"/>
      <style:text-properties fo:letter-spacing="0.0138in" officeooo:rsid="0017e0f6" officeooo:paragraph-rsid="0066a7cb"/>
    </style:style>
    <style:style style:name="P57" style:family="paragraph" style:parent-style-name="Standard">
      <style:paragraph-properties fo:line-height="150%"/>
      <style:text-properties officeooo:paragraph-rsid="013272d8"/>
    </style:style>
    <style:style style:name="P58" style:family="paragraph" style:parent-style-name="Standard">
      <style:paragraph-properties fo:line-height="150%" fo:text-align="justify" style:justify-single-word="false"/>
      <style:text-properties officeooo:paragraph-rsid="027acf88"/>
    </style:style>
    <style:style style:name="P59"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60"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61"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62"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63"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64"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65"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6"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7"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8"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69" style:family="paragraph" style:parent-style-name="Default">
      <style:paragraph-properties fo:line-height="115%"/>
      <style:text-properties officeooo:paragraph-rsid="0057b88c"/>
    </style:style>
    <style:style style:name="P70" style:family="paragraph" style:parent-style-name="Standard" style:list-style-name="L5">
      <style:paragraph-properties fo:line-height="150%"/>
      <style:text-properties style:use-window-font-color="true" style:font-name="FreeSans1" fo:font-size="14pt" fo:letter-spacing="0.0138in" fo:font-weight="normal" officeooo:rsid="025cfde2" officeooo:paragraph-rsid="025cfde2" style:font-size-asian="14pt" style:font-weight-asian="normal" style:font-size-complex="14pt" style:font-weight-complex="normal"/>
    </style:style>
    <style:style style:name="P71" style:family="paragraph" style:parent-style-name="Standard" style:list-style-name="L5">
      <style:paragraph-properties fo:line-height="150%"/>
      <style:text-properties style:use-window-font-color="true" style:font-name="FreeSans1" fo:font-size="14pt" fo:letter-spacing="0.0138in" fo:font-weight="normal" officeooo:rsid="025cfde2" officeooo:paragraph-rsid="027a058b" style:font-size-asian="14pt" style:font-weight-asian="normal" style:font-size-complex="14pt" style:font-weight-complex="normal"/>
    </style:style>
    <style:style style:name="P72" style:family="paragraph" style:parent-style-name="Standard" style:list-style-name="L1">
      <style:paragraph-properties fo:line-height="115%"/>
      <style:text-properties style:use-window-font-color="true" style:font-name="FreeSans1" fo:font-size="14pt" fo:letter-spacing="0.0138in" fo:font-weight="normal" officeooo:rsid="0284292e" officeooo:paragraph-rsid="0284292e" style:font-size-asian="14pt" style:font-weight-asian="normal" style:font-size-complex="14pt" style:font-weight-complex="normal"/>
    </style:style>
    <style:style style:name="P73" style:family="paragraph" style:parent-style-name="Standard">
      <style:paragraph-properties fo:line-height="150%" fo:text-align="justify" style:justify-single-word="false"/>
      <style:text-properties style:use-window-font-color="true" style:font-name="FreeSans1" fo:font-size="14pt" fo:letter-spacing="0.0138in" fo:font-weight="normal" officeooo:rsid="0287aaf0" officeooo:paragraph-rsid="0287aaf0" style:font-size-asian="14pt" style:font-weight-asian="normal" style:font-size-complex="14pt" style:font-weight-complex="normal"/>
    </style:style>
    <style:style style:name="P74" style:family="paragraph" style:parent-style-name="Standard">
      <style:paragraph-properties fo:line-height="130%" fo:text-align="end" style:justify-single-word="false"/>
      <style:text-properties officeooo:paragraph-rsid="0066a7cb"/>
    </style:style>
    <style:style style:name="P75" style:family="paragraph" style:parent-style-name="Standard">
      <style:paragraph-properties fo:line-height="115%"/>
      <style:text-properties style:font-name="FreeSans1" fo:font-size="15pt" fo:letter-spacing="0.0138in" officeooo:rsid="0284292e" officeooo:paragraph-rsid="0284292e" style:font-size-asian="13.1000003814697pt" style:font-size-complex="15pt"/>
    </style:style>
    <style:style style:name="P76" style:family="paragraph" style:parent-style-name="Standard">
      <style:paragraph-properties fo:line-height="115%"/>
      <style:text-properties officeooo:paragraph-rsid="0233d695"/>
    </style:style>
    <style:style style:name="P77" style:family="paragraph" style:parent-style-name="Standard" style:list-style-name="L5">
      <style:paragraph-properties fo:line-height="150%" fo:break-before="auto" fo:break-after="auto"/>
      <style:text-properties style:use-window-font-color="true" style:font-name="FreeSans1" fo:font-size="14pt" fo:letter-spacing="0.0138in" fo:font-weight="normal" officeooo:rsid="02867741" officeooo:paragraph-rsid="02867741" style:font-size-asian="14pt" style:font-weight-asian="normal" style:font-size-complex="14pt" style:font-weight-complex="normal"/>
    </style:style>
    <style:style style:name="P78" style:family="paragraph" style:parent-style-name="Table_20_Contents">
      <style:paragraph-properties fo:text-align="center" style:justify-single-word="false"/>
      <style:text-properties officeooo:paragraph-rsid="0284edb3"/>
    </style:style>
    <style:style style:name="P79"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80"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81"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82" style:family="paragraph" style:parent-style-name="Table_20_Contents">
      <style:paragraph-properties fo:text-align="center" style:justify-single-word="false"/>
      <style:text-properties style:use-window-font-color="true" style:text-position="0% 100%" style:font-name="FreeSans1" fo:font-size="12pt" fo:font-weight="normal" officeooo:rsid="028a7b4e" officeooo:paragraph-rsid="028a7b4e"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style:font-name="FreeSans1" fo:font-size="12pt" officeooo:rsid="0265e2c4" officeooo:paragraph-rsid="026868c8" style:font-size-asian="12pt" style:font-size-complex="12pt"/>
    </style:style>
    <style:style style:name="P84" style:family="paragraph" style:parent-style-name="Table_20_Contents">
      <style:paragraph-properties fo:text-align="center" style:justify-single-word="false"/>
      <style:text-properties style:font-name="FreeSans1" fo:font-size="12pt" officeooo:rsid="0265e2c4" officeooo:paragraph-rsid="026b3639" style:font-size-asian="12pt" style:font-size-complex="12pt"/>
    </style:style>
    <style:style style:name="P85" style:family="paragraph" style:parent-style-name="Table_20_Contents">
      <style:paragraph-properties fo:text-align="center" style:justify-single-word="false"/>
      <style:text-properties style:font-name="FreeSans1" fo:font-size="12pt" officeooo:rsid="0284edb3" officeooo:paragraph-rsid="0284edb3" style:font-size-asian="12pt" style:font-size-complex="12pt"/>
    </style:style>
    <style:style style:name="P86" style:family="paragraph" style:parent-style-name="Table_20_Contents">
      <style:paragraph-properties fo:text-align="center" style:justify-single-word="false"/>
      <style:text-properties style:font-name="FreeSans1" fo:font-size="12pt" fo:font-weight="normal" officeooo:rsid="0284edb3" officeooo:paragraph-rsid="0284edb3" style:font-size-asian="12pt" style:font-weight-asian="normal" style:font-size-complex="12pt" style:font-weight-complex="normal"/>
    </style:style>
    <style:style style:name="P87" style:family="paragraph">
      <loext:graphic-properties draw:fill-color="#2c3756"/>
    </style:style>
    <style:style style:name="P88"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0"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13272d8" style:font-size-asian="14pt" style:font-weight-asian="normal" style:font-size-complex="14pt" style:font-weight-complex="normal"/>
    </style:style>
    <style:style style:name="T13" style:family="text">
      <style:text-properties style:use-window-font-color="true" style:font-name="FreeSans1" fo:font-size="14pt" fo:letter-spacing="0.0138in" fo:font-weight="normal" officeooo:rsid="02751346" style:font-size-asian="14pt" style:font-weight-asian="normal" style:font-size-complex="14pt" style:font-weight-complex="normal"/>
    </style:style>
    <style:style style:name="T14" style:family="text">
      <style:text-properties style:use-window-font-color="true" style:font-name="FreeSans1" fo:font-size="14pt" fo:letter-spacing="0.0138in" fo:font-weight="normal" officeooo:rsid="024bedbf" style:font-size-asian="14pt" style:font-weight-asian="normal" style:font-size-complex="14pt" style:font-weight-complex="normal"/>
    </style:style>
    <style:style style:name="T15" style:family="text">
      <style:text-properties style:use-window-font-color="true" style:font-name="FreeSans1" fo:font-size="14pt" fo:letter-spacing="0.0138in" fo:font-weight="normal" officeooo:rsid="0167f30b" style:font-size-asian="14pt" style:font-weight-asian="normal" style:font-size-complex="14pt" style:font-weight-complex="normal"/>
    </style:style>
    <style:style style:name="T16" style:family="text">
      <style:text-properties style:use-window-font-color="true" style:font-name="FreeSans1" fo:font-size="14pt" fo:letter-spacing="0.0138in" fo:font-weight="normal" officeooo:rsid="02782527" style:font-size-asian="14pt" style:font-weight-asian="normal" style:font-size-complex="14pt" style:font-weight-complex="normal"/>
    </style:style>
    <style:style style:name="T17" style:family="text">
      <style:text-properties style:use-window-font-color="true" style:font-name="FreeSans1" fo:font-size="14pt" fo:letter-spacing="0.0138in" fo:font-weight="normal" officeooo:rsid="0279a837" style:font-size-asian="14pt" style:font-weight-asian="normal" style:font-size-complex="14pt" style:font-weight-complex="normal"/>
    </style:style>
    <style:style style:name="T18" style:family="text">
      <style:text-properties style:use-window-font-color="true" style:font-name="FreeSans1" fo:font-size="14pt" fo:letter-spacing="0.0138in" fo:font-weight="normal" officeooo:rsid="027acf88" style:font-size-asian="14pt" style:font-weight-asian="normal" style:font-size-complex="14pt" style:font-weight-complex="normal"/>
    </style:style>
    <style:style style:name="T19" style:family="text">
      <style:text-properties style:use-window-font-color="true" style:font-name="FreeSans1" fo:font-size="14pt" fo:letter-spacing="0.0138in" fo:font-weight="normal" officeooo:rsid="027c9be5" style:font-size-asian="14pt" style:font-weight-asian="normal" style:font-size-complex="14pt" style:font-weight-complex="normal"/>
    </style:style>
    <style:style style:name="T20" style:family="text">
      <style:text-properties style:use-window-font-color="true" style:font-name="FreeSans1" fo:font-size="14pt" fo:letter-spacing="0.0138in" fo:font-weight="normal" officeooo:rsid="0280d09f" style:font-size-asian="14pt" style:font-weight-asian="normal" style:font-size-complex="14pt" style:font-weight-complex="normal"/>
    </style:style>
    <style:style style:name="T21" style:family="text">
      <style:text-properties style:use-window-font-color="true" style:font-name="FreeSans1" fo:font-size="14pt" fo:letter-spacing="0.0138in" fo:font-weight="normal" officeooo:rsid="0284edb3" style:font-size-asian="14pt" style:font-weight-asian="normal" style:font-size-complex="14pt" style:font-weight-complex="normal"/>
    </style:style>
    <style:style style:name="T22" style:family="text">
      <style:text-properties style:use-window-font-color="true" style:font-name="FreeSans1"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23" style:family="text">
      <style:text-properties style:use-window-font-color="true" style:font-name="FreeSans1"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24" style:family="text">
      <style:text-properties style:use-window-font-color="true" style:font-name="FreeSans1"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25" style:family="text">
      <style:text-properties style:use-window-font-color="true" style:font-name="FreeSans1" fo:font-size="14pt" fo:letter-spacing="0.0138in" fo:font-style="normal" fo:font-weight="normal" officeooo:rsid="02824353" style:font-size-asian="14pt" style:font-style-asian="normal" style:font-weight-asian="normal" style:font-size-complex="14pt" style:font-style-complex="normal" style:font-weight-complex="normal"/>
    </style:style>
    <style:style style:name="T26" style:family="text">
      <style:text-properties style:use-window-font-color="true" style:font-name="FreeSans1"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7" style:family="text">
      <style:text-properties style:use-window-font-color="true" style:text-position="super 58%" officeooo:rsid="00f30495"/>
    </style:style>
    <style:style style:name="T28" style:family="text">
      <style:text-properties style:use-window-font-color="true" style:text-position="0% 100%"/>
    </style:style>
    <style:style style:name="T29" style:family="text">
      <style:text-properties style:use-window-font-color="true" style:text-position="0% 100%" officeooo:rsid="00f30495"/>
    </style:style>
    <style:style style:name="T30" style:family="text">
      <style:text-properties style:use-window-font-color="true" style:text-position="0% 100%" officeooo:rsid="00f31a41"/>
    </style:style>
    <style:style style:name="T31" style:family="text">
      <style:text-properties style:use-window-font-color="true" style:text-position="0% 100%" officeooo:rsid="00f4fbe0"/>
    </style:style>
    <style:style style:name="T32" style:family="text">
      <style:text-properties style:use-window-font-color="true" style:text-position="0% 100%" officeooo:rsid="00f5fb1a"/>
    </style:style>
    <style:style style:name="T33" style:family="text">
      <style:text-properties style:use-window-font-color="true" style:text-position="0% 100%" officeooo:rsid="00fe3a74"/>
    </style:style>
    <style:style style:name="T34" style:family="text">
      <style:text-properties style:use-window-font-color="true" style:text-position="0% 100%" officeooo:rsid="010020a8"/>
    </style:style>
    <style:style style:name="T35" style:family="text">
      <style:text-properties style:use-window-font-color="true" style:text-position="0% 100%" officeooo:rsid="01018069"/>
    </style:style>
    <style:style style:name="T36" style:family="text">
      <style:text-properties style:use-window-font-color="true" style:text-position="0% 100%" officeooo:rsid="01065bc6"/>
    </style:style>
    <style:style style:name="T37" style:family="text">
      <style:text-properties style:use-window-font-color="true" style:text-position="0% 100%" officeooo:rsid="0107e43f"/>
    </style:style>
    <style:style style:name="T38" style:family="text">
      <style:text-properties style:use-window-font-color="true" style:text-position="0% 100%" officeooo:rsid="01098425"/>
    </style:style>
    <style:style style:name="T39" style:family="text">
      <style:text-properties style:use-window-font-color="true" style:text-position="0% 100%" officeooo:rsid="010a657f"/>
    </style:style>
    <style:style style:name="T40" style:family="text">
      <style:text-properties style:use-window-font-color="true" style:text-position="0% 100%" officeooo:rsid="0110eddf"/>
    </style:style>
    <style:style style:name="T41" style:family="text">
      <style:text-properties style:use-window-font-color="true" style:text-position="0% 100%" officeooo:rsid="007a0b5a"/>
    </style:style>
    <style:style style:name="T42" style:family="text">
      <style:text-properties style:use-window-font-color="true" style:text-position="0% 100%" officeooo:rsid="007fadf1"/>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68b0c7"/>
    </style:style>
    <style:style style:name="T45" style:family="text">
      <style:text-properties officeooo:rsid="006f7973"/>
    </style:style>
    <style:style style:name="T46" style:family="text">
      <style:text-properties officeooo:rsid="00b9f5d7"/>
    </style:style>
    <style:style style:name="T47" style:family="text">
      <style:text-properties officeooo:rsid="00bb7015"/>
    </style:style>
    <style:style style:name="T48" style:family="text">
      <style:text-properties fo:color="#405e01" style:text-position="super 58%" officeooo:rsid="00f30495"/>
    </style:style>
    <style:style style:name="T49" style:family="text">
      <style:text-properties fo:color="#405e01" style:text-position="super 58%" officeooo:rsid="010a657f"/>
    </style:style>
    <style:style style:name="T50" style:family="text">
      <style:text-properties fo:color="#2c3756" fo:font-style="italic" style:font-style-asian="italic" style:font-style-complex="italic"/>
    </style:style>
    <style:style style:name="T51" style:family="text">
      <style:text-properties fo:color="#2c3756" fo:font-style="italic" officeooo:rsid="00532285" style:font-style-asian="italic" style:font-style-complex="italic"/>
    </style:style>
    <style:style style:name="T52"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3"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54"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5"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6" style:family="text">
      <style:text-properties fo:color="#2c3756" style:text-outline="true" style:font-name="Lora" fo:font-size="18pt" fo:letter-spacing="0.0417in" fo:font-style="normal" fo:text-shadow="none" fo:font-weight="bold" officeooo:rsid="0284292e" style:font-size-asian="18pt" style:font-style-asian="normal" style:font-weight-asian="bold" style:font-size-complex="18pt" style:font-style-complex="normal" style:font-weight-complex="bold"/>
    </style:style>
    <style:style style:name="T57" style:family="text">
      <style:text-properties officeooo:rsid="022a252b"/>
    </style:style>
    <style:style style:name="T58" style:family="text">
      <style:text-properties officeooo:rsid="0173b39a"/>
    </style:style>
    <style:style style:name="T59" style:family="text">
      <style:text-properties officeooo:rsid="006c620d"/>
    </style:style>
    <style:style style:name="T60" style:family="text">
      <style:text-properties officeooo:rsid="00532285"/>
    </style:style>
    <style:style style:name="T61" style:family="text">
      <style:text-properties officeooo:rsid="025cfde2"/>
    </style:style>
    <style:style style:name="T62" style:family="text">
      <style:text-properties style:font-name="FreeSans1" fo:font-size="12pt" fo:font-weight="normal" officeooo:rsid="025cfde2" style:font-size-asian="12pt" style:font-weight-asian="normal" style:font-size-complex="12pt" style:font-weight-complex="normal"/>
    </style:style>
    <style:style style:name="T63" style:family="text">
      <style:text-properties style:font-name="FreeSans1" fo:font-size="12pt" fo:font-weight="normal" officeooo:rsid="0284edb3" style:font-size-asian="12pt" style:font-weight-asian="normal" style:font-size-complex="12pt" style:font-weight-complex="normal"/>
    </style:style>
    <style:style style:name="T64" style:family="text">
      <style:text-properties style:font-name="FreeSans1" fo:font-size="15pt" fo:letter-spacing="0.0138in" officeooo:rsid="0284292e" style:font-size-asian="13.1000003814697pt" style:font-size-complex="15pt"/>
    </style:style>
    <style:style style:name="T65" style:family="text">
      <style:text-properties style:font-name="FreeSans1" fo:font-size="15pt" fo:letter-spacing="0.0138in" officeooo:rsid="0233d695" style:font-size-asian="13.1000003814697pt" style:font-size-complex="15pt"/>
    </style:style>
    <style:style style:name="T66" style:family="text">
      <style:text-properties officeooo:rsid="0279df6c"/>
    </style:style>
    <style:style style:name="T67" style:family="text">
      <style:text-properties officeooo:rsid="02824353"/>
    </style:style>
    <style:style style:name="T68" style:family="text">
      <style:text-properties officeooo:rsid="0284edb3"/>
    </style:style>
    <style:style style:name="T69" style:family="text">
      <style:text-properties officeooo:rsid="0280d09f"/>
    </style:style>
    <style:style style:name="T70" style:family="text">
      <style:text-properties officeooo:rsid="0288fa0a"/>
    </style:style>
    <style:style style:name="T71" style:family="text">
      <style:text-properties officeooo:rsid="028a7b4e"/>
    </style:style>
    <style:style style:name="T72" style:family="text">
      <style:text-properties officeooo:rsid="028be744"/>
    </style:style>
    <style:style style:name="T73"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7"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7"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5">Plan de iteración</text:p>
      <text:p text:style-name="P74"><text:span text:style-name="T52">Fase de </text:span><text:span text:style-name="T53">construcción</text:span><text:span text:style-name="T52">:</text:span><text:span text:style-name="T54"> ITERACIÓN N.º </text:span><text:span text:style-name="T55">1</text:span><text:span text:style-name="T56">3</text:span></text:p>
      <text:p text:style-name="P56"><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4"><text:span text:style-name="T4">Proyecto </text:span><text:span text:style-name="T6">Colibrí</text:span></text:p>
      <text:p text:style-name="P36"/>
      <text:p text:style-name="P38">Asignatura</text:p>
      <text:p text:style-name="P36">Laboratorio de desarrollo de software</text:p>
      <text:p text:style-name="P36"/>
      <text:p text:style-name="P38">Autor</text:p>
      <text:p text:style-name="P75">Ariel Machini</text:p>
      <text:p text:style-name="P36"/>
      <text:p text:style-name="P38">Fecha de redacción</text:p>
      <text:p text:style-name="P76"><text:span text:style-name="T64">05/</text:span><text:span text:style-name="T65">0</text:span><text:span text:style-name="T64">7</text:span><text:span text:style-name="T65">/2020</text:span></text:p>
      <text:p text:style-name="P59"><draw:custom-shape text:anchor-type="paragraph" draw:z-index="1" draw:name="Shape1" draw:style-name="gr3" draw:text-style-name="P90"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9" svg:width="2.5594in" svg:height="7.2835in" svg:x="0.1965in" svg:y="0.2953in"><draw:text-box><text:p text:style-name="P88"><text:span text:style-name="T73">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0"><text:span text:style-name="T50">Plan de </text:span><text:span text:style-name="T51">i</text:span><text:span text:style-name="T50">teración</text:span></text:p>
      <text:p text:style-name="P37"/>
      <text:p text:style-name="P43">Resumen</text:p>
      <text:p text:style-name="P63">El presente plan de iteración se divide en tres partes: en la primera parte del mismo se hace una introducción al documento, especificando su alcance y su propósito.</text:p>
      <text:p text:style-name="P6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3"/>
      <text:p text:style-name="P49">Alcance</text:p>
      <text:p text:style-name="P53">En esta <text:span text:style-name="T58">iteración</text:span> se <text:span text:style-name="T59">generarán</text:span> los <text:span text:style-name="T60">siguientes entregables</text:span>:</text:p>
      <text:list xml:id="list2023301263" text:style-name="L1">
        <text:list-item>
          <text:p text:style-name="P72">Manual de instalación (aplicación web)</text:p>
        </text:list-item>
        <text:list-item>
          <text:p text:style-name="P72">Manual de usuario (aplicación móvil)</text:p>
        </text:list-item>
      </text:list>
      <text:p text:style-name="P50"/>
      <text:p text:style-name="P41">Propósito</text:p>
      <text:p text:style-name="P39">Mediante este documento se buscan especificar las actividades que se van a desarrollar durante la iteración en curso.</text:p>
      <text:p text:style-name="P39">Este documento será utilizado por el grupo de desarrollo para guiarse a través de la iteración antes mencionada.</text:p>
      <text:p text:style-name="P48"/>
      <text:p text:style-name="P48">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9">Nombre de la tarea</text:p>
          </table:table-cell>
          <table:table-cell table:style-name="Tabla1.A1" office:value-type="string">
            <text:p text:style-name="P21">Fecha de </text:p>
            <text:p text:style-name="P18"><text:span text:style-name="T44">i</text:span>nicio </text:p>
          </table:table-cell>
          <table:table-cell table:style-name="Tabla1.A1" office:value-type="string">
            <text:p text:style-name="P20">Fecha de <text:span text:style-name="T46">finalización</text:span></text:p>
          </table:table-cell>
          <table:table-cell table:style-name="Tabla1.A1" office:value-type="string">
            <text:p text:style-name="P22">Fecha de <text:span text:style-name="T47">fin de iteración</text:span></text:p>
          </table:table-cell>
          <table:table-cell table:style-name="Tabla1.E1" office:value-type="string">
            <text:p text:style-name="P23">Responsable(s)</text:p>
          </table:table-cell>
        </table:table-row>
        <table:table-row table:style-name="Tabla1.2">
          <table:table-cell table:style-name="Tabla1.A2" office:value-type="string">
            <text:p text:style-name="P86">Redactar manual de instalación (aplicación web)</text:p>
          </table:table-cell>
          <table:table-cell table:style-name="Tabla1.B2" office:value-type="string">
            <text:p text:style-name="P11">-</text:p>
          </table:table-cell>
          <table:table-cell table:style-name="Tabla1.C2" office:value-type="string">
            <text:p text:style-name="P82">-</text:p>
          </table:table-cell>
          <table:table-cell table:style-name="Tabla1.D2" office:value-type="string">
            <text:p text:style-name="P82">17/07/20<text:span text:style-name="T72">20</text:span></text:p>
          </table:table-cell>
          <table:table-cell table:style-name="Tabla1.E2" office:value-type="string">
            <text:p text:style-name="P85">Ariel Machini</text:p>
          </table:table-cell>
        </table:table-row>
        <table:table-row table:style-name="Tabla1.3">
          <table:table-cell table:style-name="Tabla1.A2" office:value-type="string">
            <text:p text:style-name="P78"><text:span text:style-name="T63">Redactar manual de usuario (aplicación móvil)</text:span></text:p>
          </table:table-cell>
          <table:table-cell table:style-name="Tabla1.B3" office:value-type="string">
            <text:p text:style-name="P13">-</text:p>
          </table:table-cell>
          <table:table-cell table:style-name="Tabla1.C3" office:value-type="string">
            <text:p text:style-name="P17">-</text:p>
          </table:table-cell>
          <table:table-cell table:style-name="Tabla1.D3" office:value-type="string">
            <text:p text:style-name="P82">17/07/20<text:span text:style-name="T72">20</text:span></text:p>
          </table:table-cell>
          <table:table-cell table:style-name="Tabla1.E3" office:value-type="string">
            <text:p text:style-name="P85">Cinthia Lima</text:p>
          </table:table-cell>
        </table:table-row>
        <table:table-row table:style-name="Tabla1.3">
          <table:table-cell table:style-name="Tabla1.A2" office:value-type="string">
            <text:p text:style-name="P86">Arreglar el error en la aplicación web encontrado en el CP03</text:p>
          </table:table-cell>
          <table:table-cell table:style-name="Tabla1.B4" office:value-type="string">
            <text:p text:style-name="P13">-</text:p>
          </table:table-cell>
          <table:table-cell table:style-name="Tabla1.C4" office:value-type="string">
            <text:p text:style-name="P17">-</text:p>
          </table:table-cell>
          <table:table-cell table:style-name="Tabla1.D4" office:value-type="string">
            <text:p text:style-name="P82">17/07/20<text:span text:style-name="T72">20</text:span></text:p>
          </table:table-cell>
          <table:table-cell table:style-name="Tabla1.E4" office:value-type="string">
            <text:p text:style-name="P85">Ariel Machini</text:p>
          </table:table-cell>
        </table:table-row>
        <table:table-row table:style-name="Tabla1.2">
          <table:table-cell table:style-name="Tabla1.A5" table:number-columns-spanned="5" office:value-type="string">
            <text:p text:style-name="P24">Observaciones</text:p>
          </table:table-cell>
          <table:covered-table-cell/>
          <table:covered-table-cell/>
          <table:covered-table-cell/>
          <table:covered-table-cell/>
        </table:table-row>
        <text:soft-page-break/>
        <table:table-row table:style-name="Tabla1.2">
          <table:table-cell table:style-name="Tabla1.A6" table:number-columns-spanned="5" office:value-type="string">
            <text:p text:style-name="P29"><text:span text:style-name="T48">1</text:span><text:span text:style-name="T27"> </text:span><text:span text:style-name="T40">El símbolo ‘</text:span><text:span text:style-name="T29">🗎</text:span><text:span text:style-name="T40">’</text:span><text:span text:style-name="T35"> en la columna “Fecha de inicio”</text:span><text:span text:style-name="T29"> significa</text:span><text:span text:style-name="T30">n</text:span><text:span text:style-name="T29"> que el documento o módulo </text:span><text:span text:style-name="T31">al que se hace referencia en nombre de la tarea</text:span><text:span text:style-name="T29"> no fue creado en esta iteración </text:span><text:span text:style-name="T32">y solo esta siendo modificado o actualizado</text:span><text:span text:style-name="T29">.</text:span></text:p>
            <text:p text:style-name="P30"><text:span text:style-name="T48">2</text:span><text:span text:style-name="T29"> </text:span><text:span text:style-name="T28">El </text:span><text:span text:style-name="T34">símbolo</text:span><text:span text:style-name="T28"> ‘</text:span><text:span text:style-name="T41">⏳</text:span><text:span text:style-name="T28">’ en la columna “Fecha de finalización” significa que la tarea especificad</text:span><text:span text:style-name="T33">a</text:span><text:span text:style-name="T28"> no fue finalizada </text:span><text:span text:style-name="T38">por falta de tiempo</text:span><text:span text:style-name="T28">.</text:span></text:p>
            <text:p text:style-name="P31"><text:span text:style-name="T49">3</text:span><text:span text:style-name="T39"> </text:span><text:span text:style-name="T28">El </text:span><text:span text:style-name="T34">símbolo</text:span><text:span text:style-name="T28"> ‘</text:span><text:span text:style-name="T42">⭲</text:span><text:span text:style-name="T28">’ en la columna “Fecha de </text:span><text:span text:style-name="T33">inicio</text:span><text:span text:style-name="T28">” significa que la tarea especificad</text:span><text:span text:style-name="T33">a</text:span><text:span text:style-name="T28"> </text:span><text:span text:style-name="T36">no puedo se</text:span><text:span text:style-name="T37">r iniciada</text:span><text:span text:style-name="T28">.</text:span></text:p>
          </table:table-cell>
          <table:covered-table-cell/>
          <table:covered-table-cell/>
          <table:covered-table-cell/>
          <table:covered-table-cell/>
        </table:table-row>
      </table:table>
      <text:p text:style-name="P40"/>
      <text:p text:style-name="P42">Re<text:span text:style-name="T7">cursos</text:span></text:p>
      <text:p text:style-name="P64">Humanos:</text:p>
      <text:list xml:id="list3921827688" text:style-name="L2">
        <text:list-item>
          <text:p text:style-name="P67"><text:span text:style-name="T45">Dos</text:span> analistas:</text:p>
          <text:list>
            <text:list-item>
              <text:p text:style-name="P68">Lima, Cinthia.</text:p>
            </text:list-item>
            <text:list-item>
              <text:p text:style-name="P68">Machini, Ariel.</text:p>
            </text:list-item>
          </text:list>
        </text:list-item>
      </text:list>
      <text:p text:style-name="P61"/>
      <text:p text:style-name="P64">Ha<text:span text:style-name="T8">r</text:span>dware:</text:p>
      <text:list xml:id="list3139286270" text:style-name="L3">
        <text:list-item>
          <text:p text:style-name="P79">Notebook Lenovo Legion Y720.</text:p>
        </text:list-item>
        <text:list-item>
          <text:p text:style-name="P79">Notebook Banghó MAX G01.</text:p>
        </text:list-item>
      </text:list>
      <text:p text:style-name="P10"/>
      <text:p text:style-name="P9"><text:span text:style-name="T10">M</text:span><text:span text:style-name="T9">isceláneo:</text:span></text:p>
      <text:list xml:id="list3599882158" text:style-name="L4">
        <text:list-item>
          <text:p text:style-name="P80"><text:span text:style-name="T44">Acceso a </text:span>Internet.</text:p>
        </text:list-item>
        <text:list-item>
          <text:p text:style-name="P81">Repositorio <text:span text:style-name="T44">(</text:span>en GitHub<text:span text:style-name="T44">)</text:span>.</text:p>
        </text:list-item>
      </text:list>
      <text:p text:style-name="P62"/>
      <text:p text:style-name="P47">Objetivos alcanzados</text:p>
      <text:p text:style-name="P57"><text:span text:style-name="T12">De las </text:span><text:span text:style-name="T21">equis</text:span><text:span text:style-name="T14"> (</text:span><text:span text:style-name="T21">X</text:span><text:span text:style-name="T14">) </text:span><text:span text:style-name="T12">tareas definidas se pudieron ejecutar y termina</text:span><text:span text:style-name="T15">r </text:span><text:span text:style-name="T21">ygriega</text:span><text:span text:style-name="T15"> (</text:span><text:span text:style-name="T21">Y</text:span><text:span text:style-name="T15">) </text:span><text:span text:style-name="T12">con éxito:</text:span></text:p>
      <text:list xml:id="list3808247664" text:style-name="L5">
        <text:list-item>
          <text:p text:style-name="P77">A definir.</text:p>
        </text:list-item>
      </text:list>
      <text:p text:style-name="P51"/>
      <text:p text:style-name="P46">Conclusión</text:p>
      <text:p text:style-name="P73"><text:span text:style-name="T69">A </text:span>definir.</text:p>
      <text:p text:style-name="P52"/>
      <text:p text:style-name="P44">Estado del repositorio</text:p>
      <text:p text:style-name="P69"><text:span text:style-name="T22">Versión </text:span><text:span text:style-name="T26">inicial</text:span><text:span text:style-name="T22"> – </text:span><text:span text:style-name="T26">final</text:span><text:span text:style-name="T22">:</text:span><text:span text:style-name="T23"> </text:span><text:span text:style-name="T24">320</text:span><text:span text:style-name="T23"> – </text:span><text:span text:style-name="T25">?</text:span></text:p>
      <text:p text:style-name="P65"/>
      <text:p text:style-name="P45"><text:soft-page-break/>Estado del repositorio <text:span text:style-name="T57">(aplicación móvil)</text:span></text:p>
      <text:p text:style-name="P66"><text:span text:style-name="T5">Versión </text:span><text:span text:style-name="T43">inicial</text:span><text:span text:style-name="T5"> – </text:span><text:span text:style-name="T43">final</text:span><text:span text:style-name="T5">:</text:span> <text:span text:style-name="T61">27</text:spa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05T15:52:15.661174822</dc:date>
    <meta:editing-duration>P1DT23H11M18S</meta:editing-duration>
    <meta:editing-cycles>502</meta:editing-cycles>
    <meta:generator>LibreOffice/6.4.3.2$Linux_X86_64 LibreOffice_project/40$Build-2</meta:generator>
    <dc:title>Plan de Iteración</dc:title>
    <dc:subject>Horizon</dc:subject>
    <dc:creator>Ariel Machini</dc:creator>
    <meta:document-statistic meta:table-count="3" meta:image-count="3" meta:object-count="0" meta:page-count="5" meta:paragraph-count="77" meta:word-count="404" meta:character-count="2463" meta:non-whitespace-character-count="2135"/>
  </office:meta>
</office:document-meta>
</file>